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220" calcext:value-type="string">
            <text:p>220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36" calcext:value-type="string">
            <text:p>36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202" calcext:value-type="string">
            <text:p>202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45" calcext:value-type="string">
            <text:p>45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45" calcext:value-type="string">
            <text:p>45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45" calcext:value-type="string">
            <text:p>45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45" calcext:value-type="string">
            <text:p>45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0"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9" calcext:value-type="float">
            <text:p>9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7" calcext:value-type="float">
            <text:p>7</text:p>
          </table:table-cell>
          <table:table-cell table:style-name="ce3" table:formula="of:=COUNTA([.BR2:.BR21])" office:value-type="float" office:value="4" calcext:value-type="float">
            <text:p>4</text:p>
          </table:table-cell>
          <table:table-cell table:style-name="ce3" table:formula="of:=COUNTA([.BS2:.BS21])" office:value-type="float" office:value="3" calcext:value-type="float">
            <text:p>3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1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3" table:style-name="ce16" office:value-type="float" office:value="360" calcext:value-type="float">
            <text:p>360</text:p>
          </table:table-cell>
          <table:table-cell table:style-name="ce16" table:number-columns-repeated="11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85.714285714286" calcext:value-type="float">
            <text:p>386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05.714285714286" calcext:value-type="float">
            <text:p>206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05.714285714286" calcext:value-type="float">
            <text:p>206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68.75" calcext:value-type="float">
            <text:p>169</text:p>
          </table:table-cell>
          <table:table-cell table:style-name="ce11" table:formula="of:=[.BI24]-SUM([.BI2:.BI21])*[.BI25]" office:value-type="float" office:value="128.571428571429" calcext:value-type="float">
            <text:p>129</text:p>
          </table:table-cell>
          <table:table-cell table:style-name="ce11" table:formula="of:=[.BJ24]-SUM([.BJ2:.BJ21])*[.BJ25]" office:value-type="float" office:value="135" calcext:value-type="float">
            <text:p>135</text:p>
          </table:table-cell>
          <table:table-cell table:style-name="ce11" table:formula="of:=[.BK24]-SUM([.BK2:.BK21])*[.BK25]" office:value-type="float" office:value="135" calcext:value-type="float">
            <text:p>135</text:p>
          </table:table-cell>
          <table:table-cell table:style-name="ce11" table:formula="of:=[.BL24]-SUM([.BL2:.BL21])*[.BL25]" office:value-type="float" office:value="150" calcext:value-type="float">
            <text:p>150</text:p>
          </table:table-cell>
          <table:table-cell table:style-name="ce11" table:formula="of:=[.BM24]-SUM([.BM2:.BM21])*[.BM25]" office:value-type="float" office:value="150" calcext:value-type="float">
            <text:p>15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36" calcext:value-type="float">
            <text:p>36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3" table:style-name="ce16" office:value-type="string" calcext:value-type="string">
            <text:p>Ковалев</text:p>
          </table:table-cell>
          <table:table-cell table:style-name="ce49" table:number-columns-repeated="11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62" meta:object-count="0"/>
    <meta:generator>LibreOfficeDev/5.1.0.3$Linux_X86_64 LibreOffice_project/</meta:generator>
  </office:meta>
</office:document-meta>
</file>